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entury gothic" svg:font-family="'Century gothic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gothic" fo:font-size="16pt" style:text-underline-style="solid" style:text-underline-width="auto" style:text-underline-color="font-color" fo:font-weight="bold" officeooo:rsid="000e7ea9" officeooo:paragraph-rsid="001ca80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6pt" fo:font-weight="bold" officeooo:rsid="000e7ea9" officeooo:paragraph-rsid="001ca801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6pt" officeooo:rsid="000e7ea9" officeooo:paragraph-rsid="001ca801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6pt" fo:font-style="italic" officeooo:rsid="000e7ea9" officeooo:paragraph-rsid="001ca801" style:font-size-asian="14pt" style:font-style-asian="italic" style:font-size-complex="16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8pt" fo:font-weight="bold" officeooo:rsid="000e7ea9" officeooo:paragraph-rsid="001ca801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entury gothic" fo:font-size="13pt" style:text-underline-style="solid" style:text-underline-width="auto" style:text-underline-color="font-color" fo:font-weight="bold" officeooo:rsid="001d408b" officeooo:paragraph-rsid="001d408b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entury gothic" fo:font-size="12pt" style:text-underline-style="none" fo:font-weight="normal" officeooo:rsid="001f2fca" officeooo:paragraph-rsid="001f2fc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entury gothic" fo:font-size="12pt" style:text-underline-style="solid" style:text-underline-width="auto" style:text-underline-color="font-color" fo:font-weight="bold" officeooo:rsid="001f2fca" officeooo:paragraph-rsid="001f2fca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entury gothic" fo:font-size="12pt" fo:font-style="normal" style:text-underline-style="none" fo:font-weight="normal" officeooo:rsid="001f2fca" officeooo:paragraph-rsid="0022cd2c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entury gothic" fo:font-size="12pt" fo:font-style="normal" style:text-underline-style="solid" style:text-underline-width="auto" style:text-underline-color="font-color" fo:font-weight="bold" officeooo:rsid="001f2fca" officeooo:paragraph-rsid="002aaba9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entury gothic" fo:font-size="12pt" fo:font-style="normal" style:text-underline-style="solid" style:text-underline-width="auto" style:text-underline-color="font-color" fo:font-weight="bold" officeooo:rsid="001f2fca" officeooo:paragraph-rsid="002d46da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entury gothic" fo:font-size="12pt" fo:font-style="normal" style:text-underline-style="solid" style:text-underline-width="auto" style:text-underline-color="font-color" fo:font-weight="bold" officeooo:rsid="001f2fca" officeooo:paragraph-rsid="003600db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entury gothic" fo:font-size="12pt" fo:font-style="normal" style:text-underline-style="solid" style:text-underline-width="auto" style:text-underline-color="font-color" fo:font-weight="bold" officeooo:rsid="001f2fca" officeooo:paragraph-rsid="00364ed7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entury gothic" fo:font-size="10pt" style:text-underline-style="none" fo:font-weight="normal" officeooo:rsid="001d408b" officeooo:paragraph-rsid="001d408b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entury gothic" fo:font-size="10pt" style:text-underline-style="none" fo:font-weight="normal" officeooo:rsid="00322d7f" officeooo:paragraph-rsid="00322d7f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entury gothic" fo:font-size="10pt" style:text-underline-style="none" fo:font-weight="normal" officeooo:rsid="001f2fca" officeooo:paragraph-rsid="001f2fca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entury gothic" fo:font-size="10pt" style:text-underline-style="none" fo:font-weight="normal" officeooo:rsid="002160e5" officeooo:paragraph-rsid="002160e5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entury gothic" fo:font-size="10pt" style:text-underline-style="none" fo:font-weight="normal" officeooo:rsid="002160e5" officeooo:paragraph-rsid="00227eb1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entury gothic" fo:font-size="10pt" style:text-underline-style="none" fo:font-weight="normal" officeooo:rsid="00227eb1" officeooo:paragraph-rsid="00227eb1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entury gothic" fo:font-size="10pt" style:text-underline-style="none" fo:font-weight="normal" officeooo:rsid="002755e8" officeooo:paragraph-rsid="002755e8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entury gothic" fo:font-size="10pt" style:text-underline-style="none" fo:font-weight="normal" officeooo:rsid="0022cd2c" officeooo:paragraph-rsid="0022cd2c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entury gothic" fo:font-size="10pt" style:text-underline-style="none" fo:font-weight="normal" officeooo:rsid="002b7e88" officeooo:paragraph-rsid="002b7e88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entury gothic" fo:font-size="10pt" style:text-underline-style="none" fo:font-weight="normal" officeooo:rsid="002ca3a1" officeooo:paragraph-rsid="002ca3a1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entury gothic" fo:font-size="10pt" style:text-underline-style="none" fo:font-weight="normal" officeooo:rsid="002d46da" officeooo:paragraph-rsid="002d46da" style:font-size-asian="8.75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entury gothic" fo:font-size="10pt" style:text-underline-style="none" fo:font-weight="normal" officeooo:rsid="002d46da" officeooo:paragraph-rsid="002dbad1" style:font-size-asian="8.75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entury gothic" fo:font-size="10pt" style:text-underline-style="none" fo:font-weight="normal" officeooo:rsid="00322d7f" officeooo:paragraph-rsid="00322d7f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entury gothic" fo:font-size="10pt" style:text-underline-style="none" fo:font-weight="normal" officeooo:rsid="00322d7f" officeooo:paragraph-rsid="0041fffb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entury gothic" fo:font-size="10pt" style:text-underline-style="none" fo:font-weight="normal" officeooo:rsid="003600db" officeooo:paragraph-rsid="003600db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entury gothic" fo:font-size="10pt" style:text-underline-style="none" fo:font-weight="normal" officeooo:rsid="00364ed7" officeooo:paragraph-rsid="00364ed7" style:font-size-asian="8.75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entury gothic" fo:font-size="10pt" style:text-underline-style="none" fo:font-weight="bold" officeooo:rsid="002755e8" officeooo:paragraph-rsid="002755e8" style:font-size-asian="8.75pt" style:font-weight-asian="bold" style:font-size-complex="10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Century gothic" fo:font-size="10pt" style:text-underline-style="solid" style:text-underline-width="auto" style:text-underline-color="font-color" fo:font-weight="bold" officeooo:rsid="002160e5" officeooo:paragraph-rsid="001f2fca" style:font-size-asian="8.75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entury gothic" fo:font-size="10pt" fo:font-style="normal" style:text-underline-style="none" fo:font-weight="normal" officeooo:rsid="0022cd2c" officeooo:paragraph-rsid="0022cd2c" style:font-size-asian="8.75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entury gothic" fo:font-size="10pt" fo:font-style="normal" style:text-underline-style="none" fo:font-weight="normal" officeooo:rsid="00364ed7" officeooo:paragraph-rsid="00364ed7" style:font-size-asian="8.75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entury gothic" fo:font-size="10pt" fo:font-style="normal" style:text-underline-style="none" fo:font-weight="normal" officeooo:rsid="00364ed7" officeooo:paragraph-rsid="0044538f" style:font-size-asian="8.75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entury gothic" fo:font-size="10pt" fo:font-style="normal" style:text-underline-style="solid" style:text-underline-width="auto" style:text-underline-color="font-color" fo:font-weight="bold" officeooo:rsid="00364ed7" officeooo:paragraph-rsid="00364ed7" style:font-size-asian="8.75pt" style:font-style-asian="normal" style:font-weight-asian="bold" style:font-size-complex="10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Century gothic" fo:font-size="11pt" fo:font-style="italic" style:text-underline-style="solid" style:text-underline-width="auto" style:text-underline-color="font-color" fo:font-weight="normal" officeooo:rsid="002d46da" officeooo:paragraph-rsid="003fe3c3" style:font-size-asian="11pt" style:font-style-asian="italic" style:font-weight-asian="normal" style:font-size-complex="11pt" style:font-style-complex="italic" style:font-weight-complex="normal"/>
    </style:style>
    <style:style style:name="P37" style:family="paragraph" style:parent-style-name="Standard">
      <style:paragraph-properties fo:text-align="center" style:justify-single-word="false"/>
      <style:text-properties officeooo:paragraph-rsid="001ca801"/>
    </style:style>
    <style:style style:name="P38" style:family="paragraph" style:parent-style-name="Standard">
      <style:paragraph-properties fo:text-align="center" style:justify-single-word="false"/>
      <style:text-properties officeooo:rsid="000e7ea9" officeooo:paragraph-rsid="001ca801"/>
    </style:style>
    <style:style style:name="P39" style:family="paragraph" style:parent-style-name="Standard">
      <style:paragraph-properties fo:text-align="center" style:justify-single-word="false"/>
      <style:text-properties officeooo:rsid="0011d48a" officeooo:paragraph-rsid="001ca801"/>
    </style:style>
    <style:style style:name="P40" style:family="paragraph" style:parent-style-name="Standard" style:list-style-name="L1">
      <style:paragraph-properties fo:text-align="start" style:justify-single-word="false"/>
      <style:text-properties officeooo:paragraph-rsid="003fe3c3"/>
    </style:style>
    <style:style style:name="P41" style:family="paragraph" style:parent-style-name="Standard" style:list-style-name="L1">
      <style:paragraph-properties fo:text-align="start" style:justify-single-word="false"/>
      <style:text-properties officeooo:paragraph-rsid="002dbad1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Century gothic" fo:font-size="10pt" style:text-underline-style="none" fo:font-weight="normal" officeooo:rsid="0041fffb" officeooo:paragraph-rsid="0041fffb" style:font-size-asian="8.75pt" style:font-weight-asian="normal" style:font-size-complex="10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Century gothic" fo:font-size="10pt" style:text-underline-style="none" fo:font-weight="normal" officeooo:rsid="0045810d" officeooo:paragraph-rsid="0045810d" style:font-size-asian="8.75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Century gothic" fo:font-size="10pt" style:text-underline-style="none" fo:font-weight="normal" officeooo:rsid="002dbad1" officeooo:paragraph-rsid="002dbad1" style:font-size-asian="8.75pt" style:font-weight-asian="normal" style:font-size-complex="10pt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style:font-name="Century gothic" fo:font-size="10pt" style:text-underline-style="none" fo:font-weight="normal" officeooo:rsid="0047ef89" officeooo:paragraph-rsid="0047ef89" style:font-size-asian="8.75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Century gothic" fo:font-size="10pt" style:text-underline-style="none" fo:font-weight="bold" officeooo:rsid="003600db" officeooo:paragraph-rsid="00322d7f" style:font-size-asian="8.75pt" style:font-weight-asian="bold" style:font-size-complex="10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Century gothic" fo:font-size="10pt" fo:font-style="normal" style:text-underline-style="none" fo:font-weight="normal" officeooo:rsid="0047ef89" officeooo:paragraph-rsid="0047ef89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Century gothic" fo:font-size="11pt" fo:font-style="italic" style:text-underline-style="solid" style:text-underline-width="auto" style:text-underline-color="font-color" fo:font-weight="normal" officeooo:rsid="0045810d" officeooo:paragraph-rsid="0045810d" style:font-size-asian="11pt" style:font-style-asian="italic" style:font-weight-asian="normal" style:font-size-complex="11pt" style:font-style-complex="italic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officeooo:rsid="0045810d" officeooo:paragraph-rsid="0045810d"/>
    </style:style>
    <style:style style:name="P50" style:family="paragraph" style:parent-style-name="Standard">
      <style:paragraph-properties fo:text-align="start" style:justify-single-word="false"/>
      <style:text-properties fo:font-size="11pt" fo:font-style="italic" style:text-underline-style="solid" style:text-underline-width="auto" style:text-underline-color="font-color" officeooo:rsid="0045810d" officeooo:paragraph-rsid="0045810d" style:font-size-asian="11pt" style:font-style-asian="italic" style:font-size-complex="11pt" style:font-style-complex="italic"/>
    </style:style>
    <style:style style:name="T1" style:family="text">
      <style:text-properties officeooo:rsid="001ca801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2aaba9" style:font-weight-asian="normal" style:font-weight-complex="normal"/>
    </style:style>
    <style:style style:name="T5" style:family="text">
      <style:text-properties style:text-underline-style="none" fo:font-weight="normal" officeooo:rsid="002d46da" style:font-weight-asian="normal" style:font-weight-complex="normal"/>
    </style:style>
    <style:style style:name="T6" style:family="text">
      <style:text-properties style:text-underline-style="none" fo:font-weight="normal" officeooo:rsid="003600db" style:font-weight-asian="normal" style:font-weight-complex="normal"/>
    </style:style>
    <style:style style:name="T7" style:family="text">
      <style:text-properties style:text-underline-style="none" fo:font-weight="normal" officeooo:rsid="00364ed7" style:font-weight-asian="normal" style:font-weight-complex="normal"/>
    </style:style>
    <style:style style:name="T8" style:family="text">
      <style:text-properties style:text-underline-style="none" fo:font-weight="normal" officeooo:rsid="0047ef89" style:font-weight-asian="normal" style:font-weight-complex="normal"/>
    </style:style>
    <style:style style:name="T9" style:family="text">
      <style:text-properties officeooo:rsid="0022cd2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2cd2c" style:font-style-asian="italic" style:font-style-complex="italic"/>
    </style:style>
    <style:style style:name="T12" style:family="text">
      <style:text-properties fo:font-style="normal" officeooo:rsid="0022cd2c" style:font-style-asian="normal" style:font-style-complex="normal"/>
    </style:style>
    <style:style style:name="T13" style:family="text">
      <style:text-properties fo:font-style="normal" officeooo:rsid="0028c945" style:font-style-asian="normal" style:font-style-complex="normal"/>
    </style:style>
    <style:style style:name="T14" style:family="text">
      <style:text-properties fo:font-style="normal" officeooo:rsid="004974e4" style:font-style-asian="normal" style:font-style-complex="normal"/>
    </style:style>
    <style:style style:name="T15" style:family="text">
      <style:text-properties fo:font-style="normal" fo:font-weight="bold" officeooo:rsid="0028c945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2aaba9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2a2cf6" style:font-style-asian="normal" style:font-weight-asian="bold" style:font-style-complex="normal" style:font-weight-complex="bold"/>
    </style:style>
    <style:style style:name="T18" style:family="text">
      <style:text-properties officeooo:rsid="002755e8"/>
    </style:style>
    <style:style style:name="T19" style:family="text">
      <style:text-properties officeooo:rsid="0028c945"/>
    </style:style>
    <style:style style:name="T20" style:family="text">
      <style:text-properties officeooo:rsid="002aaba9"/>
    </style:style>
    <style:style style:name="T21" style:family="text">
      <style:text-properties officeooo:rsid="002d46da"/>
    </style:style>
    <style:style style:name="T22" style:family="text">
      <style:text-properties officeooo:rsid="00327623"/>
    </style:style>
    <style:style style:name="T23" style:family="text">
      <style:text-properties officeooo:rsid="003600db"/>
    </style:style>
    <style:style style:name="T24" style:family="text">
      <style:text-properties officeooo:rsid="00364ed7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3b3b04"/>
    </style:style>
    <style:style style:name="T27" style:family="text">
      <style:text-properties officeooo:rsid="003c4a12"/>
    </style:style>
    <style:style style:name="T28" style:family="text">
      <style:text-properties officeooo:rsid="003dfa86"/>
    </style:style>
    <style:style style:name="T29" style:family="text">
      <style:text-properties style:font-name="Century gothic" fo:font-size="10pt" style:text-underline-style="none" fo:font-weight="normal" style:font-size-asian="8.75pt" style:font-weight-asian="normal" style:font-size-complex="10pt" style:font-weight-complex="normal"/>
    </style:style>
    <style:style style:name="T30" style:family="text">
      <style:text-properties style:font-name="Century gothic" fo:font-size="10pt" style:text-underline-style="none" fo:font-weight="normal" officeooo:rsid="002d46da" style:font-size-asian="8.75pt" style:font-weight-asian="normal" style:font-size-complex="10pt" style:font-weight-complex="normal"/>
    </style:style>
    <style:style style:name="T31" style:family="text">
      <style:text-properties style:font-name="Century gothic" fo:font-size="10pt" style:text-underline-style="none" fo:font-weight="normal" officeooo:rsid="00327623" style:font-size-asian="8.75pt" style:font-weight-asian="normal" style:font-size-complex="10pt" style:font-weight-complex="normal"/>
    </style:style>
    <style:style style:name="T32" style:family="text">
      <style:text-properties style:font-name="Century gothic" fo:font-size="10pt" style:text-underline-style="none" fo:font-weight="normal" officeooo:rsid="002dbad1" style:font-size-asian="8.75pt" style:font-weight-asian="normal" style:font-size-complex="10pt" style:font-weight-complex="normal"/>
    </style:style>
    <style:style style:name="T33" style:family="text">
      <style:text-properties style:font-name="Century gothic" fo:font-size="10pt" style:text-underline-style="none" fo:font-weight="normal" officeooo:rsid="003fe3c3" style:font-size-asian="8.75pt" style:font-weight-asian="normal" style:font-size-complex="10pt" style:font-weight-complex="normal"/>
    </style:style>
    <style:style style:name="T34" style:family="text">
      <style:text-properties style:font-name="Century gothic" fo:font-size="10pt" style:text-underline-style="none" fo:font-weight="normal" officeooo:rsid="00322d7f" style:font-size-asian="8.75pt" style:font-weight-asian="normal" style:font-size-complex="10pt" style:font-weight-complex="normal"/>
    </style:style>
    <style:style style:name="T35" style:family="text">
      <style:text-properties style:font-name="Century gothic" fo:font-size="10pt" style:text-underline-style="none" fo:font-weight="normal" officeooo:rsid="004119c3" style:font-size-asian="8.75pt" style:font-weight-asian="normal" style:font-size-complex="10pt" style:font-weight-complex="normal"/>
    </style:style>
    <style:style style:name="T36" style:family="text">
      <style:text-properties style:font-name="Century gothic" fo:font-size="10pt" style:text-underline-style="none" fo:font-weight="normal" officeooo:rsid="00413b32" style:font-size-asian="8.75pt" style:font-weight-asian="normal" style:font-size-complex="10pt" style:font-weight-complex="normal"/>
    </style:style>
    <style:style style:name="T37" style:family="text">
      <style:text-properties style:font-name="Century gothic" fo:font-weight="normal" style:font-weight-asian="normal" style:font-weight-complex="normal"/>
    </style:style>
    <style:style style:name="T38" style:family="text">
      <style:text-properties style:font-name="Century gothic" fo:font-weight="normal" officeooo:rsid="00322d7f" style:font-weight-asian="normal" style:font-weight-complex="normal"/>
    </style:style>
    <style:style style:name="T39" style:family="text">
      <style:text-properties officeooo:rsid="004119c3"/>
    </style:style>
    <style:style style:name="T40" style:family="text">
      <style:text-properties officeooo:rsid="00413b32"/>
    </style:style>
    <style:style style:name="T41" style:family="text">
      <style:text-properties officeooo:rsid="001d408b"/>
    </style:style>
    <style:style style:name="T42" style:family="text">
      <style:text-properties officeooo:rsid="0041fffb"/>
    </style:style>
    <style:style style:name="T43" style:family="text">
      <style:text-properties officeooo:rsid="0043b442"/>
    </style:style>
    <style:style style:name="T44" style:family="text">
      <style:text-properties officeooo:rsid="0044538f"/>
    </style:style>
    <style:style style:name="T45" style:family="text">
      <style:text-properties officeooo:rsid="0045810d"/>
    </style:style>
    <style:style style:name="T46" style:family="text">
      <style:text-properties officeooo:rsid="004974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Low</text:span> Level Design</text:p>
      <text:p text:style-name="P5"/>
      <text:p text:style-name="P2">Chat Application</text:p>
      <text:p text:style-name="P37"/>
      <text:p text:style-name="P3"/>
      <text:p text:style-name="P4">Version 0.<text:span text:style-name="T46">2</text:span></text:p>
      <text:p text:style-name="P37"/>
      <text:p text:style-name="P3"/>
      <text:p text:style-name="P3">22th April, 2016</text:p>
      <text:p text:style-name="P37"/>
      <text:p text:style-name="P37"/>
      <text:p text:style-name="P37"/>
      <text:p text:style-name="P37"/>
      <text:p text:style-name="P4">Krupali Dhanvijay,</text:p>
      <text:p text:style-name="P4">Venkatesh Ch,</text:p>
      <text:p text:style-name="P4">P Sriharsha,</text:p>
      <text:p text:style-name="P4">Bikshapathi M,</text:p>
      <text:p text:style-name="P4">Veera Rao B Murari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/>
      <text:p text:style-name="P38"/>
      <text:p text:style-name="P38"/>
      <text:p text:style-name="P3">Prepared for,</text:p>
      <text:p text:style-name="P1">Global Edge Software Ltd.</text:p>
      <text:p text:style-name="P6"><text:soft-page-break/><text:span text:style-name="T2">Introduction</text:span>:</text:p>
      <text:p text:style-name="P14"/>
      <text:p text:style-name="P14">EDGE messenger is a communication based application for desktop systems, using IP addresses to send text messages, along with graplical stickers and emoticons.</text:p>
      <text:p text:style-name="P7"/>
      <text:p text:style-name="P8">Scenario 1:<text:span text:style-name="T3"> <text:s/>The Login Menu</text:span></text:p>
      <text:p text:style-name="P8"/>
      <text:p text:style-name="P18">When New users register their details <text:span text:style-name="T18">i.e. </text:span><text:s/><text:span text:style-name="T18">name, IP address, employee ID, date of birth, profile picture, password, and answer for security question are sent to </text:span>front end and <text:span text:style-name="T18">stored in xml file.</text:span></text:p>
      <text:p text:style-name="P30"/>
      <text:p text:style-name="P20"/>
      <text:p text:style-name="P16">When user enters his login details <text:span text:style-name="T18">i.e. username and password, it will send to front end and if authentication is successful user logins successfully else ask either to re-enter the same deatils or choose “forgot </text:span>password” <text:span text:style-name="T19">option.</text:span></text:p>
      <text:p text:style-name="P31"/>
      <text:p text:style-name="P17"><text:span text:style-name="T9">When user clicks on </text:span><text:span text:style-name="T11">“forget password”</text:span><text:span text:style-name="T10"> </text:span><text:span text:style-name="T12">option provided in the login menu, user must authenticate by self providing the details </text:span><text:span text:style-name="T13">i.e. username, IP address, date of birth,</text:span><text:span text:style-name="T12">and answe</text:span><text:span text:style-name="T13">r for </text:span><text:span text:style-name="T12"><text:s/>a security question, </text:span><text:span text:style-name="T14">these details will be sent to the server for verification</text:span><text:span text:style-name="T12">.</text:span><text:span text:style-name="T17"> </text:span><text:span text:style-name="T12">The details will be compared and if mathced with the details of the user at the server, can change the password.</text:span></text:p>
      <text:p text:style-name="P32"/>
      <text:p text:style-name="P10">Scenario <text:span text:style-name="T20">2</text:span>:<text:span text:style-name="T3"> <text:s/>The </text:span><text:span text:style-name="T4">Contact Menu</text:span></text:p>
      <text:p text:style-name="P21"/>
      <text:p text:style-name="P43">The saved contacts will be maintained at front end in a xml file.</text:p>
      <text:p text:style-name="P22"/>
      <text:p text:style-name="P22">When user clicks on “<text:span text:style-name="T10">add contact</text:span><text:span text:style-name="T11">”</text:span> <text:s/>option, all the details<text:span text:style-name="T25"> </text:span><text:span text:style-name="T45">like,</text:span><text:span text:style-name="T25"> </text:span>name, IP address employee ID, date of birth are sent to front end and stored in xml file.</text:p>
      <text:p text:style-name="P22"/>
      <text:p text:style-name="P22">When user clicks on “<text:span text:style-name="T10">search contact</text:span><text:span text:style-name="T11">”</text:span> <text:s/>option, and search for a particular contact in contacts list, front end will compare the entered details <text:span text:style-name="T45">like,</text:span> name or IP address with database and display the same. Contacts can be searched by either name or IP address.</text:p>
      <text:p text:style-name="P22"/>
      <text:p text:style-name="P29">If the user modifies any contact details, the existing details will be overwritten with the new details and will be updated in the <text:span text:style-name="T26">xml file at the front end.</text:span></text:p>
      <text:p text:style-name="P22"/>
      <text:p text:style-name="P23">When user clicks on particular contact <text:span text:style-name="T27">user </text:span>will <text:span text:style-name="T27">b</text:span>e <text:span text:style-name="T27">displayed with </text:span>name,IP address, employee ID, date of birth along with this user have other options <text:span text:style-name="T27">like</text:span> open chat, edit contact details, block/unblock, and close the contact list.</text:p>
      <text:p text:style-name="P23"/>
      <text:p text:style-name="P11">Scenario <text:span text:style-name="T21">3</text:span>:<text:span text:style-name="T3"> <text:s/>The </text:span><text:span text:style-name="T4">C</text:span><text:span text:style-name="T5">hat Window</text:span></text:p>
      <text:p text:style-name="P23"/>
      <text:p text:style-name="P24">When user selects a particular contact, front end <text:span text:style-name="T28">sends the IP address </text:span>to <text:span text:style-name="T22">back end</text:span> <text:span text:style-name="T22">to </text:span>get status of contact <text:span text:style-name="T22">and back end after getting status returns it </text:span>to front end.</text:p>
      <text:p text:style-name="P24"/>
      <text:p text:style-name="P36">When user type a message<text:span text:style-name="T41">:</text:span></text:p>
      <text:list xml:id="list5363214921275125290" text:style-name="L1">
        <text:list-item>
          <text:p text:style-name="P40"><text:span text:style-name="T33">I</text:span><text:span text:style-name="T30">f targeted user is online, </text:span><text:span text:style-name="T33">the front will send message along with connected fd to back end and </text:span><text:span text:style-name="T30"><text:s/>back end will send the message to targeted user.</text:span></text:p>
        </text:list-item>
      </text:list>
      <text:p text:style-name="P25"/>
      <text:list xml:id="list85027840151483" text:continue-numbering="true" text:style-name="L1">
        <text:list-item>
          <text:p text:style-name="P41"><text:span text:style-name="T32">I</text:span><text:span text:style-name="T31">f</text:span><text:span text:style-name="T32"> targeted user is offline, </text:span><text:span text:style-name="T35">the front end will send the message along with server fd and IP address of sender and recievers to server</text:span><text:span text:style-name="T34"> and will be stored there. When the </text:span><text:span text:style-name="T36">receiver</text:span><text:span text:style-name="T34"> is online, <text:s/></text:span><text:span text:style-name="T36">message </text:span><text:span text:style-name="T34">will be then sent to the recipient </text:span><text:span text:style-name="T36">from server</text:span><text:span text:style-name="T34">.</text:span></text:p>
        </text:list-item>
      </text:list>
      <text:p text:style-name="P50"><text:span text:style-name="T38">W</text:span><text:span text:style-name="T37">hen user receives a message:</text:span></text:p>
      <text:list xml:id="list6777988933016178143" text:style-name="L3">
        <text:list-item>
          <text:p text:style-name="P49"><text:span text:style-name="T29">If the recipient is online, the back end recieves the message from the remote user and sends it to the front end.</text:span></text:p>
        </text:list-item>
        <text:list-item>
          <text:p text:style-name="P49"><text:span text:style-name="T29">If the recipient is offline, the message will be sent to the server and will be stored there.</text:span></text:p>
          <text:p text:style-name="P49"><text:span text:style-name="T29">The message will be sent to the user when he will be online.</text:span></text:p>
        </text:list-item>
        <text:list-item>
          <text:p text:style-name="P49"><text:span text:style-name="T29">If the message is from a blocked contact, the message will be blocked by the back end. </text:span></text:p>
        </text:list-item>
      </text:list>
      <text:p text:style-name="P44"/>
      <text:p text:style-name="P48">When the user sends a group message:</text:p>
      <text:list xml:id="list6981306316884013884" text:style-name="L4">
        <text:list-item>
          <text:p text:style-name="P45"><text:soft-page-break/>The group mesage will be sent to the group users based on a unique number given by the server.</text:p>
        </text:list-item>
      </text:list>
      <text:p text:style-name="P27"><text:span text:style-name="T40">When user </text:span>schedules a message, <text:span text:style-name="T39">the front end will send the message along with server fd and IP address of sender and recievers to server</text:span> and will be stored there. <text:span text:style-name="T42">If </text:span>Epoch is reached:</text:p>
      <text:list xml:id="list326932238471840199" text:style-name="L2">
        <text:list-item>
          <text:p text:style-name="P42">If user is online, <text:span text:style-name="T43">Message will be sent immediatley</text:span></text:p>
        </text:list-item>
        <text:list-item>
          <text:p text:style-name="P42">If user is offline, <text:span text:style-name="T43">Messgae will be sent when he will be online</text:span></text:p>
        </text:list-item>
      </text:list>
      <text:p text:style-name="P46"/>
      <text:p text:style-name="P28"/>
      <text:p text:style-name="P28"/>
      <text:p text:style-name="P28"/>
      <text:p text:style-name="P12">Scenario <text:span text:style-name="T23">4</text:span>:<text:span text:style-name="T3"> </text:span><text:span text:style-name="T6">Group </text:span><text:span text:style-name="T8">Creation</text:span><text:span text:style-name="T6"> <text:s text:c="3"/></text:span></text:p>
      <text:p text:style-name="P12"/>
      <text:p text:style-name="P47">Groups can be created by selecting contacts by the user from the contact menu. The group information will be sent to the server by the back end, server then generates a random unique number to identify the group. </text:p>
      <text:p text:style-name="P47"/>
      <text:p text:style-name="P13">Scenario <text:span text:style-name="T24">5</text:span>:<text:span text:style-name="T3"> </text:span><text:span text:style-name="T7">Close Application</text:span></text:p>
      <text:p text:style-name="P13"/>
      <text:p text:style-name="P34">When the user closes the application, <text:span text:style-name="T44">front end sends its offline status along with connected fd's <text:s/>to back end and back end informs it to connected users</text:span>.</text:p>
      <text:p text:style-name="P35"/>
      <text:p text:style-name="P33"/>
      <text:p text:style-name="P15"/>
      <text:p text:style-name="P26"/>
      <text:p text:style-name="P9"><text:s/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entury gothic" svg:font-family="'Century gothic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4:13:04.157226646</meta:creation-date>
    <dc:date>2016-04-29T08:50:26.536761390</dc:date>
    <meta:editing-duration>PT20H45M11S</meta:editing-duration>
    <meta:editing-cycles>42</meta:editing-cycles>
    <meta:generator>LibreOffice/4.2.8.2$Linux_x86 LibreOffice_project/420m0$Build-2</meta:generator>
    <meta:document-statistic meta:table-count="0" meta:image-count="0" meta:object-count="0" meta:page-count="3" meta:paragraph-count="43" meta:word-count="699" meta:character-count="3921" meta:non-whitespace-character-count="3256"/>
  </office:meta>
</office:document-meta>
</file>